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.697cm" style:rel-column-width="6541*"/>
    </style:style>
    <style:style style:name="Таблица1.B" style:family="table-column">
      <style:table-column-properties style:column-width="3.097cm" style:rel-column-width="11940*"/>
    </style:style>
    <style:style style:name="Таблица1.C" style:family="table-column">
      <style:table-column-properties style:column-width="2.101cm" style:rel-column-width="8098*"/>
    </style:style>
    <style:style style:name="Таблица1.D" style:family="table-column">
      <style:table-column-properties style:column-width="10.105cm" style:rel-column-width="3895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042bc7" officeooo:paragraph-rsid="00042bc7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9pt" officeooo:rsid="00042bc7" officeooo:paragraph-rsid="0005a29b" style:font-size-asian="7.84999990463257pt" style:font-size-complex="9pt"/>
    </style:style>
    <style:style style:name="P3" style:family="paragraph" style:parent-style-name="Standard">
      <style:paragraph-properties fo:text-align="justify" style:justify-single-word="false"/>
      <style:text-properties fo:font-size="9pt" officeooo:rsid="00042bc7" officeooo:paragraph-rsid="0008ccac" style:font-size-asian="7.84999990463257pt" style:font-size-complex="9pt"/>
    </style:style>
    <style:style style:name="P4" style:family="paragraph" style:parent-style-name="Standard">
      <style:paragraph-properties fo:text-align="justify" style:justify-single-word="false"/>
      <style:text-properties fo:font-size="9pt" officeooo:rsid="00042bc7" officeooo:paragraph-rsid="000b612f" style:font-size-asian="7.84999990463257pt" style:font-size-complex="9pt"/>
    </style:style>
    <style:style style:name="P5" style:family="paragraph" style:parent-style-name="Standard">
      <style:paragraph-properties fo:text-align="justify" style:justify-single-word="false"/>
      <style:text-properties fo:font-size="9pt" officeooo:rsid="0008ccac" officeooo:paragraph-rsid="0008ccac" style:font-size-asian="7.84999990463257pt" style:font-size-complex="9pt"/>
    </style:style>
    <style:style style:name="P6" style:family="paragraph" style:parent-style-name="Standard">
      <style:paragraph-properties fo:text-align="justify" style:justify-single-word="false"/>
      <style:text-properties fo:font-size="9pt" officeooo:rsid="000b612f" officeooo:paragraph-rsid="000b612f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42bc7" officeooo:paragraph-rsid="0005a29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1pt" officeooo:rsid="000b612f" officeooo:paragraph-rsid="000b612f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fo:font-size="9pt" style:font-size-asian="7.84999990463257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bf370" officeooo:paragraph-rsid="000bf370" style:font-size-asian="7.84999990463257pt" style:font-size-complex="9pt"/>
    </style:style>
    <style:style style:name="P11" style:family="paragraph" style:parent-style-name="Table_20_Contents">
      <style:paragraph-properties fo:text-align="justify" style:justify-single-word="false"/>
      <style:text-properties fo:font-size="9pt" officeooo:rsid="000cbf84" officeooo:paragraph-rsid="000cbf84" style:font-size-asian="7.84999990463257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0cbf84" officeooo:paragraph-rsid="000cbf84" style:font-size-asian="7.84999990463257pt" style:font-size-complex="9pt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9pt" officeooo:rsid="00068caf" officeooo:paragraph-rsid="00068caf" style:font-size-asian="7.84999990463257pt" style:font-size-complex="9pt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9pt" officeooo:rsid="0008ccac" officeooo:paragraph-rsid="0008ccac" style:font-size-asian="7.84999990463257pt" style:font-size-complex="9pt"/>
    </style:style>
    <style:style style:name="P15" style:family="paragraph" style:parent-style-name="Standard">
      <style:paragraph-properties fo:text-align="justify" style:justify-single-word="false"/>
      <style:text-properties fo:font-size="9pt" officeooo:rsid="000d1826" officeooo:paragraph-rsid="000d1826" style:font-size-asian="7.84999990463257pt" style:font-size-complex="9pt"/>
    </style:style>
    <style:style style:name="P16" style:family="paragraph" style:parent-style-name="Standard">
      <style:paragraph-properties fo:text-align="justify" style:justify-single-word="false"/>
      <style:text-properties fo:font-size="9pt" officeooo:rsid="000f1505" officeooo:paragraph-rsid="000f1505" style:font-size-asian="7.84999990463257pt" style:font-size-complex="9pt"/>
    </style:style>
    <style:style style:name="P17" style:family="paragraph" style:parent-style-name="Standard">
      <style:paragraph-properties fo:text-align="justify" style:justify-single-word="false"/>
      <style:text-properties fo:font-size="9pt" officeooo:rsid="000ffc2d" officeooo:paragraph-rsid="000ffc2d" style:font-size-asian="7.84999990463257pt" style:font-size-complex="9pt"/>
    </style:style>
    <style:style style:name="P18" style:family="paragraph" style:parent-style-name="Standard">
      <style:paragraph-properties fo:text-align="justify" style:justify-single-word="false"/>
      <style:text-properties fo:font-size="9pt" officeooo:rsid="000ffc2d" officeooo:paragraph-rsid="0011dda6" style:font-size-asian="7.84999990463257pt" style:font-size-complex="9pt"/>
    </style:style>
    <style:style style:name="P19" style:family="paragraph" style:parent-style-name="Standard">
      <style:paragraph-properties fo:text-align="justify" style:justify-single-word="false"/>
      <style:text-properties fo:font-size="9pt" officeooo:rsid="000ffc2d" officeooo:paragraph-rsid="0012a356" style:font-size-asian="7.84999990463257pt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12pt" officeooo:rsid="00042bc7" officeooo:paragraph-rsid="000f1505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officeooo:rsid="00042bc7" officeooo:paragraph-rsid="000ffc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officeooo:rsid="00042bc7" officeooo:paragraph-rsid="0012a356" style:font-size-asian="12pt" style:font-size-complex="12pt"/>
    </style:style>
    <style:style style:name="T1" style:family="text">
      <style:text-properties officeooo:rsid="0005a29b"/>
    </style:style>
    <style:style style:name="T2" style:family="text">
      <style:text-properties officeooo:rsid="00068caf"/>
    </style:style>
    <style:style style:name="T3" style:family="text">
      <style:text-properties officeooo:rsid="0008ccac"/>
    </style:style>
    <style:style style:name="T4" style:family="text">
      <style:text-properties officeooo:rsid="0009becf"/>
    </style:style>
    <style:style style:name="T5" style:family="text">
      <style:text-properties officeooo:rsid="000b612f"/>
    </style:style>
    <style:style style:name="T6" style:family="text">
      <style:text-properties officeooo:rsid="000bf370"/>
    </style:style>
    <style:style style:name="T7" style:family="text">
      <style:text-properties officeooo:rsid="000cbf84"/>
    </style:style>
    <style:style style:name="T8" style:family="text">
      <style:text-properties officeooo:rsid="000d29c3"/>
    </style:style>
    <style:style style:name="T9" style:family="text">
      <style:text-properties officeooo:rsid="000f1505"/>
    </style:style>
    <style:style style:name="T10" style:family="text">
      <style:text-properties officeooo:rsid="000ffc2d"/>
    </style:style>
    <style:style style:name="T11" style:family="text">
      <style:text-properties officeooo:rsid="0011dda6"/>
    </style:style>
    <style:style style:name="T12" style:family="text">
      <style:text-properties officeooo:rsid="0012a35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rvet-EXTROM, Железо: схема, сборка и наладка.</text:p>
      <text:p text:style-name="P1"/>
      <text:p text:style-name="P2"><text:tab/>В этом документе описывается схемоехника контроллера KORVET-EXTROM, даны рекомендации по его сборке и наладке. В принципе, грамотному электронищику читать его необязательно — для сборки и запуска достаточно принципиальной схемы и некоторого опыта наладки микроконтроллерных устройств. Однако, схемотехника контроллера довольно проста, и <text:span text:style-name="T1">его сборка возможна</text:span> всеми, кто умеет держать в руках паяльник и не боится им обжечься. И вот на них в основном и рассчитан дальнейший текст</text:p>
      <text:p text:style-name="P2"/>
      <text:p text:style-name="P7"><text:span text:style-name="T1">1. Теория.</text:span>.</text:p>
      <text:p text:style-name="P7"/>
      <text:p text:style-name="P2"><text:tab/><text:span text:style-name="T1">Основные принципы работы контроллера с программной точки зрения описаны в главном документе extrom.pdf. Здесь я опишу аппаратные особенности реализации контроллера. В принципе, для сборки и запуска контроллера данная информация не требуется, однако полезна для понимания процессов, происходящих в котроллере. Для лучшего понимания излагаемого материала желательно иметь перед глазами принципиальную схему корвета, которую легко найти в интернете</text:span></text:p>
      <text:p text:style-name="P2"/>
      <text:p text:style-name="P8">1.1 Загрузка из внешнего ПЗУ</text:p>
      <text:p text:style-name="P2"/>
      <text:p text:style-name="P3"><text:tab/><text:span text:style-name="T1">ОПТС корвета умеет производить загрузку программ из ПЗУ, подключенного к боковому разъему. На этот разъем выведены все 3 канала параллельного интерфейса (ППИ) КР580ВВ55 #3 (эта микросхема стоит на плате рядом с боковым разъемом), а также некоторые системные управляющие сигналы и питание. ПЗУ к этому разъему подключается так: канал А ППИ подключен к шине данных ПЗУ, каналы В и С — соответственно к младшей и старшей части шины адреса. Сигнал Control через инвертор подключается к линии разрешения выхода ОЕ, а вывод CS ПЗУ заземлен. Таким образом, поддерживается ПЗУ любого объема вплоть до 64К. Реально, конечно, загрузить можно только чуть меньше 56К — младшие</text:span></text:p>
      <text:p text:style-name="P5">8К адресного пространства заняты ОПТС, а в самых старших адресах находятся порты и АЦЗУ.</text:p>
      <text:p text:style-name="P3"><text:span text:style-name="T1"><text:tab/>Загрузка происходит так. После окончания всех внутренних тестов, ОПТС устанавливает в 1 сигнал Control (это линия C7 параллельного интерфейса #2). Далее проверяется состояния сигнала IRQ7, также выведенного на боковой разъем. Если сигнал не изменил своего состояния, то делается вывод об отсутсвии загрузочного ПЗУ и работа ОПТС продолжается как обычно. Если же сигнал IRQ7 также стал 1, то производится загрузка из ПЗУ. Следовательно, необходима перемычка между сигналами Control и IRQ7. </text:span><text:tab/><text:span text:style-name="T2">Загрузка из ПЗУ производится в 4. этапа.</text:span></text:p>
      <text:list xml:id="list2377802818389017240" text:style-name="L1">
        <text:list-item>
          <text:p text:style-name="P13"><text:s/>Из ПЗУ считывается информация о размере загружаемого блока и адресе размещения его в памяти.</text:p>
        </text:list-item>
        <text:list-item>
          <text:p text:style-name="P13">Производится подсчет и проверка контрольной суммы ПЗУ. Если КС неправильная — загрузка прерывается с сообщением «<text:span text:style-name="T3">Неверная КС».</text:span></text:p>
        </text:list-item>
        <text:list-item>
          <text:p text:style-name="P14">3. Из ПЗУ в оперативную память копируется весь загружаемый блок.</text:p>
        </text:list-item>
        <text:list-item>
          <text:p text:style-name="P14">4. Подсчитывается контрольная сумма загруженного в ОЗУ блока. Если она оказалась верной — происходит передача управления на адрес запуска, полученного ранее из заголовка.</text:p>
        </text:list-item>
      </text:list>
      <text:p text:style-name="P5"/>
      <text:p text:style-name="P5"><text:tab/>При создании схемотехники контроллера EXTROM был учтен тот факт, что ОПТС читает ПЗУ в строго определенном порядке — байты 4, 5, 6, 7, а затем 3 раза весь блок данных. То есть четные и нечетные адреса всегда чередуются. Это позволило не подключать к контроллеру всю адресную шину (каналы B и C), а только один младший бит адреса — PB0. В самом деле — зачем нам полный адрес, если последовательность адресов заранее известна? У нас ведь используется не тупое ПЗУ, а настоящий микроконтроллер. <text:span text:style-name="T4">Таким образом резко снижается количество проводов между контроллером и корветом, а канал B полностью освобождается для подключения различной пользовательской периферии — цифрового джойстика, мыши, итд.</text:span><text:tab/></text:p>
      <text:p text:style-name="P5"><text:tab/><text:span text:style-name="T5">Итак, наш контроллер умеет прикидываться внешним ПЗУ и эмулирует вышеписанный процесс загрузки. Канал А (данные) подключается к порту А микропроцессора Атmega32, единственная линия адреса PB0 — к биту 7 порта D, а сигнал Control (соединенный перемычкой с IRQ7) — ко входу внешнего прерывания INT0. По положительному фронту сигнала Control управляющая программа контроллера начинает выдавать в порт А последовательность данных, стробируясь по сигналу PD7. В результате в корвет передается блок данных размером 256 байт, содержащий загрузчик фазы 1 (что это такое и как он работает, описано в главном документе extrom.pdf). Затем загрузчик фазы 1 запускается, и далее уже самостоятельно, без участия ОПТС, взаимодействует с контроллером EXTROM.</text:span></text:p>
      <text:p text:style-name="P5"/>
      <text:p text:style-name="P8">1.2 <text:span text:style-name="T6">Взаимодействие контроллера с крветом</text:span></text:p>
      <text:p text:style-name="P4"/>
      <text:p text:style-name="P6"><text:tab/><text:span text:style-name="T6">ППИ КР580ВВ55 имеет замечательный режим работы — режим двунаправленной магистрали данных (режим 2). В этом режиме через канал А можно передавать по стробу данные как из корвета в кнтроллер, так и в обратную сторону. При этом данные, переданные одной стороной, защелкиваются во внутреннем регистре ППИ, и ждут, когда их заберет другая сторона. При наличии данных во внутреннем регистре выставляется флаг — OBF или IBF, в зависимости от того, в какую сторону передаются данные. Подробно, со всеми необходимыми диаграммами, этот режим описывается в документации на КР580ВВ55 (или ее прототип Intel 8255). Я же приведу список сигналов, используемых при взаимодействии контроллера EXTROM с корветом.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ext:soft-page-break/>
        <table:table-row>
          <table:table-cell table:style-name="Таблица1.A1" office:value-type="string">
            <text:p text:style-name="P10">Ножка ППИ</text:p>
          </table:table-cell>
          <table:table-cell table:style-name="Таблица1.A1" office:value-type="string">
            <text:p text:style-name="P10">Имя сигнала</text:p>
          </table:table-cell>
          <table:table-cell table:style-name="Таблица1.A1" office:value-type="string">
            <text:p text:style-name="P10">Направление</text:p>
          </table:table-cell>
          <table:table-cell table:style-name="Таблица1.D1" office:value-type="string">
            <text:p text:style-name="P10">Описание</text:p>
          </table:table-cell>
        </table:table-row>
        <table:table-row>
          <table:table-cell table:style-name="Таблица1.A2" office:value-type="string">
            <text:p text:style-name="P11">PA0-PA7</text:p>
          </table:table-cell>
          <table:table-cell table:style-name="Таблица1.A2" office:value-type="string">
            <text:p text:style-name="P11">Data</text:p>
          </table:table-cell>
          <table:table-cell table:style-name="Таблица1.A2" office:value-type="string">
            <text:p text:style-name="P12">I/O</text:p>
          </table:table-cell>
          <table:table-cell table:style-name="Таблица1.D2" office:value-type="string">
            <text:p text:style-name="P11">Двунаправленная шина данных</text:p>
          </table:table-cell>
        </table:table-row>
        <table:table-row>
          <table:table-cell table:style-name="Таблица1.A2" office:value-type="string">
            <text:p text:style-name="P11">PC4</text:p>
          </table:table-cell>
          <table:table-cell table:style-name="Таблица1.A2" office:value-type="string">
            <text:p text:style-name="P9">-<text:span text:style-name="T7">STB</text:span></text:p>
          </table:table-cell>
          <table:table-cell table:style-name="Таблица1.A2" office:value-type="string">
            <text:p text:style-name="P12">I</text:p>
          </table:table-cell>
          <table:table-cell table:style-name="Таблица1.D2" office:value-type="string">
            <text:p text:style-name="P11">Запрос на передачу байта в корвет из контроллера</text:p>
          </table:table-cell>
        </table:table-row>
        <table:table-row>
          <table:table-cell table:style-name="Таблица1.A2" office:value-type="string">
            <text:p text:style-name="P11">PC5</text:p>
          </table:table-cell>
          <table:table-cell table:style-name="Таблица1.A2" office:value-type="string">
            <text:p text:style-name="P11">IBF</text:p>
          </table:table-cell>
          <table:table-cell table:style-name="Таблица1.A2" office:value-type="string">
            <text:p text:style-name="P12">O</text:p>
          </table:table-cell>
          <table:table-cell table:style-name="Таблица1.D2" office:value-type="string">
            <text:p text:style-name="P11">Подтверждение приема байта корветом из контроллера</text:p>
          </table:table-cell>
        </table:table-row>
        <table:table-row>
          <table:table-cell table:style-name="Таблица1.A2" office:value-type="string">
            <text:p text:style-name="P11">PC6</text:p>
          </table:table-cell>
          <table:table-cell table:style-name="Таблица1.A2" office:value-type="string">
            <text:p text:style-name="P9">-<text:span text:style-name="T7">ACK</text:span></text:p>
          </table:table-cell>
          <table:table-cell table:style-name="Таблица1.A2" office:value-type="string">
            <text:p text:style-name="P12">I</text:p>
          </table:table-cell>
          <table:table-cell table:style-name="Таблица1.D2" office:value-type="string">
            <text:p text:style-name="P11">Подтверждение приема байта контроллером из корвета</text:p>
          </table:table-cell>
        </table:table-row>
        <table:table-row>
          <table:table-cell table:style-name="Таблица1.A2" office:value-type="string">
            <text:p text:style-name="P11">PC7</text:p>
          </table:table-cell>
          <table:table-cell table:style-name="Таблица1.A2" office:value-type="string">
            <text:p text:style-name="P11">-OBF</text:p>
          </table:table-cell>
          <table:table-cell table:style-name="Таблица1.A2" office:value-type="string">
            <text:p text:style-name="P12">O</text:p>
          </table:table-cell>
          <table:table-cell table:style-name="Таблица1.D2" office:value-type="string">
            <text:p text:style-name="P11">Запрос на передачу байта из корвета в контроллер</text:p>
          </table:table-cell>
        </table:table-row>
      </table:table>
      <text:p text:style-name="P6"/>
      <text:p text:style-name="P15"><text:tab/>После запуска загрузчика фазы 2 управляющая программа контроллера Extrom переходит в режим обработки команд. Команды формирует драйвер EXTROM, входящий в состав BIOS, или пользовательская программа (типа MOUNT). Каждая команда <text:span text:style-name="T8">представляет собой </text:span><text:s/>5-байтов<text:span text:style-name="T8">ый</text:span> пакет - 1 байта кода команды, 3 байта параметров и 1 байт контрольной суммы. <text:span text:style-name="T8">Драйвер последовательно записывает эти байты в порт А ППИ, который, в свою очередь, формирует строб -OBF. Контроллер EXTROM, получив строб, подтверждает прием отрицательным перепадом сигнала -ACK, и забирает данные из канала А. По окончании приема команды контроллер ее обрабатывает, и формирует ответный байт — 1 (OK) или 0 (Fail). Байт выставляется контроллером на выводы канала А и записывается в ППИ отрицательным фронтом -STB. Драйвер EXTROM, работающий в корвете, получает этот строб, и забирает данные из порта А.</text:span></text:p>
      <text:p text:style-name="P15"><text:tab/><text:span text:style-name="T9">Вот так происходит взаимодействие драйвера EXTROM в корвете и управляющей программы контроллера. Подробно этот протокл описывается в документе по API. В качестве примера программирования можно посмотреть исходники Extrom-BIOS (bios/exrsystem.asm) — процедуры EXR_GETBYTE и EXR_PUTBYTE, или исходники программы MOUNT — там те же самые процедуры написаны на С.</text:span></text:p>
      <text:p text:style-name="P15"/>
      <text:p text:style-name="P15"/>
      <text:p text:style-name="P20"><text:span text:style-name="T9">2. Схемотехника и сборка.</text:span></text:p>
      <text:p text:style-name="P15"/>
      <text:p text:style-name="P16"><text:tab/>Теперь начинается практическая часть — как устроен контроллер и как его собрать. При изучении этого раздела следует иметь перед глазами принципиальную схему контроллера — она лежит в каталоге SCH дерева проекта. Схема нарисована в программе GPL EDA (geda), вхдящей в большинство дистрибутивов линукса. Для тех, кто хочет просто посмотреть схему, там же имеется вариант в виде картинки png.</text:p>
      <text:p text:style-name="P16"/>
      <text:p text:style-name="P16"/>
      <text:p text:style-name="P21"><text:span text:style-name="T10">2.1. Как устроен контроллер</text:span></text:p>
      <text:p text:style-name="P21"/>
      <text:p text:style-name="P17"><text:tab/>Контроллер основан на микросхеме ATmega32 — однокристалльной микро-ЭВМ серии Atmel AVR. <text:s/>Она работает на частоте 8 МГц от внутреннего тактового генератора — это позволило не ставить на плату кварц и тем самым упростить схему. Питается контроллер прямо от шины +5V корвета, выведенной на боковой разъем. Собственно говоря, кроме контроллера на плате присутствует только слот для SD-карты и цепи ее питания и согласования уровней сигналов.</text:p>
      <text:p text:style-name="P17"><text:tab/>Дело в том, что карты SD требуют 3-вольтового питания и таких же уровней сигнала. А Atmega32 питается т 5 вольт и логические уровни у нее также 5-вольтовые. Чтобы не испортить карту, приходится <text:s/>устанавливать схему согласования. Она представляет собой 3 делителя напряжения — R2R6, R3R7, и R4R8. Эти делители стоят в цепях сигналов, идущих от AVR к карте (CS, DI и SCLK) и снижают уровень логической 1 до безовасных 2.8 V. Цепь R4VD2 стоит в цепи обратного (от карты в AVR) сигнала DO. Эта цепь защитная — предотвращает повреждение карты при случайном (например, из-за ошибок в программе) <text:s/>переключении порта PB6 на вывод. При нормальной работе эта цепь никакого влияния на сигнал не оказывает — стабилитрон VD2 всегда закрыт, а резистор R4 имеет сопротивление значительно меньшее, чем входное сопротивление порта AVR. <text:span text:style-name="T11">В принципе, эту цепь можно и не ставить — стабилитрон VD2 убрать, а R4 заменить перемычкой. Управляющая программа уже отлажена и, надеюсь, таких ошибок не содержит. Однако, я бы не советовал экономить на такой мелочи — прошивка контроллера иногда обновляется, ошибки могут появиться, а убитую карту бкдет жалко.</text:span></text:p>
      <text:p text:style-name="P18"><text:tab/><text:span text:style-name="T11">Цепь питания SD-карты, фрмирующая напряжение 3.3V, построена на основе линейного регулятора LM317. Заменить ее можно на LM117 или LM1117 с любым буквенным индексом и в любом корпусе — потребляемый SD-картой ток очень мал, и греться микросхема не будет. В данном случае использован наиболее распростаненный вариант микросхемы — с регулируемым выходным напряжением. Таких микросхем можно наковырять с неисправных материнских плат. Если повезет, то в продаже можно найти LM1117-3.3, на фиксированное выходное напряжение 3.3v — это позволит выкинуть из схемы резисторы R9 и R10. В принципе, можно еще более упростить цепь питания SD-карты — заменить LM317 на 3 последовательно включенных диода или стабилитрон 3.3v+резистор. Это уже каждый должен решать для себя сам. Я считаю, что вариант на интегральном стабилизаторе — самый безопасный для SD-карты.</text:span></text:p>
      <text:p text:style-name="P18"><text:tab/><text:span text:style-name="T12">Кроме AVR и цепей SD-карты, на плате также имеются 3 индикаторных светодиода (питание, Control, и активность ввода-вывода), 2 кнопки (сброс и очистка конфигурации), набор фильтровых конденсаторов, и соединители для подключения внешних интерфейсов — к корвету, программатору и терминалу.</text:span></text:p>
      <text:p text:style-name="P18"/>
      <text:p text:style-name="P22"><text:span text:style-name="T12">2.1. Спецификация.</text:span></text:p>
      <text:p text:style-name="P22"/>
      <text:p text:style-name="P19"><text:tab/><text:span text:style-name="T12">Далее приводится спецификация имеющихся на плате деталей — для зануд-педантов, и тех, кто пойдет в магазин закупать все детали за дин раз.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15:45:22.957647015</meta:creation-date>
    <dc:date>2014-08-25T08:52:51.134603234</dc:date>
    <meta:editing-duration>PT2H47M15S</meta:editing-duration>
    <meta:editing-cycles>7</meta:editing-cycles>
    <meta:generator>LibreOffice/4.2.4.2$Linux_x86 LibreOffice_project/420m0$Build-2</meta:generator>
    <meta:document-statistic meta:table-count="1" meta:image-count="0" meta:object-count="0" meta:page-count="2" meta:paragraph-count="51" meta:word-count="1395" meta:character-count="9753" meta:non-whitespace-character-count="8359"/>
  </office:meta>
</office:document-meta>
</file>